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362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5409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9311in"/>
    </style:style>
    <style:style style:name="co27" style:family="table-column">
      <style:table-column-properties fo:break-before="auto" style:column-width="2.5492in"/>
    </style:style>
    <style:style style:name="co28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201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3201in" fo:break-before="auto" style:use-optimal-row-height="true"/>
    </style:style>
    <style:style style:name="ro20" style:family="table-row">
      <style:table-row-properties style:row-height="0.4717in" fo:break-before="auto" style:use-optimal-row-height="true"/>
    </style:style>
    <style:style style:name="ro25" style:family="table-row">
      <style:table-row-properties style:row-height="0.2638in" fo:break-before="auto" style:use-optimal-row-height="tru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6945in" fo:break-before="auto" style:use-optimal-row-height="true"/>
    </style:style>
    <style:style style:name="ro26" style:family="table-row">
      <style:table-row-properties style:row-height="0.302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8" style:family="table-row">
      <style:table-row-properties style:row-height="0.8492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6228in" fo:break-before="auto" style:use-optimal-row-height="true"/>
    </style:style>
    <style:style style:name="ro31" style:family="table-row">
      <style:table-row-properties style:row-height="0.9327in" fo:break-before="auto" style:use-optimal-row-height="false"/>
    </style:style>
    <style:style style:name="ro32" style:family="table-row">
      <style:table-row-properties style:row-height="0.8189in" fo:break-before="auto" style:use-optimal-row-height="false"/>
    </style:style>
    <style:style style:name="ro33" style:family="table-row">
      <style:table-row-properties style:row-height="0.7744in" fo:break-before="auto" style:use-optimal-row-height="true"/>
    </style:style>
    <style:style style:name="ro34" style:family="table-row">
      <style:table-row-properties style:row-height="0.6937in" fo:break-before="auto" style:use-optimal-row-height="false"/>
    </style:style>
    <style:style style:name="ro35" style:family="table-row">
      <style:table-row-properties style:row-height="0.6425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77">
            <draw:frame table:end-cell-address="Cover.C6" table:end-x="0.0146in" table:end-y="0.1563in" draw:z-index="0" draw:name="Graphics 3" draw:style-name="gr1" draw:text-style-name="P1" svg:width="2.3122in" svg:height="1.071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77"/>
          <table:table-cell table:style-name="ce77" table:number-columns-spanned="3" table:number-rows-spanned="1"/>
          <table:covered-table-cell table:number-columns-repeated="2" table:style-name="ce77"/>
          <table:table-cell table:style-name="ce77" table:number-columns-repeated="248"/>
          <table:table-cell/>
        </table:table-row>
        <table:table-row table:style-name="ro18" table:number-rows-repeated="3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9">
          <table:table-cell table:style-name="ce78"/>
          <table:table-cell table:style-name="ce82" office:value-type="string" table:number-columns-spanned="2" table:number-rows-spanned="1">
            <text:p>Android User Stories Test Definition</text:p>
          </table:table-cell>
          <table:covered-table-cell table:style-name="ce78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Version:</text:p>
          </table:table-cell>
          <table:table-cell table:style-name="ce91" office:value-type="float" office:value="2.2">
            <text:p>2.2</text:p>
          </table:table-cell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Issue date:</text:p>
          </table:table-cell>
          <table:table-cell table:style-name="ce9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78" table:number-columns-repeated="2"/>
          <table:table-cell table:style-name="ce77" table:number-columns-repeated="249"/>
          <table:table-cell/>
        </table:table-row>
        <table:table-row table:style-name="ro21">
          <table:table-cell table:style-name="ce79"/>
          <table:table-cell table:style-name="ce84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9" table:number-columns-repeated="248"/>
          <table:table-cell/>
        </table:table-row>
        <table:table-row table:style-name="ro18" table:number-rows-repeated="2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26">
          <table:table-cell table:style-name="ce80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style-name="ce80" table:number-columns-repeated="248"/>
          <table:table-cell/>
        </table:table-row>
        <table:table-row table:style-name="ro27">
          <table:table-cell table:style-name="ce80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0" table:number-columns-repeated="248"/>
          <table:table-cell/>
        </table:table-row>
        <table:table-row table:style-name="ro18">
          <table:table-cell table:style-name="ce80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79"/>
          <table:table-cell table:style-name="ce80" table:number-columns-repeated="247"/>
          <table:table-cell/>
        </table:table-row>
        <table:table-row table:style-name="ro18">
          <table:table-cell table:style-name="ce79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7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7"/>
          <table:table-cell table:style-name="ce79" table:number-columns-repeated="247"/>
          <table:table-cell/>
        </table:table-row>
        <table:table-row table:style-name="ro18">
          <table:table-cell table:style-name="ce77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8" table:number-rows-repeated="2">
          <table:table-cell table:style-name="ce77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8">
          <table:table-cell table:style-name="ce77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77" table:number-columns-repeated="248"/>
          <table:table-cell/>
        </table:table-row>
        <table:table-row table:style-name="ro18">
          <table:table-cell table:style-name="ce77" table:number-columns-repeated="255"/>
          <table:table-cell/>
        </table:table-row>
        <table:table-row table:style-name="ro18">
          <table:table-cell table:style-name="ce77"/>
          <table:table-cell table:number-columns-repeated="7"/>
          <table:table-cell table:style-name="ce77" table:number-columns-repeated="247"/>
          <table:table-cell/>
        </table:table-row>
        <table:table-row table:style-name="ro18" table:number-rows-repeated="3">
          <table:table-cell table:style-name="ce77" table:number-columns-repeated="255"/>
          <table:table-cell/>
        </table:table-row>
        <table:table-row table:style-name="ro18" table:number-rows-repeated="9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18" table:number-rows-repeated="10">
          <table:table-cell table:style-name="ce77" table:number-columns-repeated="255"/>
          <table:table-cell/>
        </table:table-row>
        <table:table-row table:style-name="ro18" table:number-rows-repeated="1048525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2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1011" table:default-cell-style-name="Default"/>
        <table:table-row table:style-name="ro18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number-columns-repeated="2"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41" office:value-type="string">
            <text:p>USR_MOB_ADR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ADR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ADR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</text:span><text:span text:style-name="T6">PC</text:span></text:p>
            <text:p><text:span text:style-name="T6">- Go to Dashboard </text:span><text:span text:style-name="T6">page</text:span></text:p>
            <text:p><text:span text:style-name="T6">- Add Dashboard tab </text:span><text:span text:style-name="T6">with name is [Gadget </text:span><text:span text:style-name="T6">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</text:span><text:span text:style-name="T6">Dashboard: Click on </text:span><text:span text:style-name="T6">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</text:span><text:span text:style-name="T6">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</text:span><text:span text:style-name="T6">Dashboard: Click on </text:span><text:span text:style-name="T6">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</text:span><text:span text:style-name="T6">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</text:span><text:span text:style-name="T6">Dashboard: Click on </text:span><text:span text:style-name="T6">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</text:span><text:span text:style-name="T6">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</text:span><text:span text:style-name="T6">Dashboard: Click on </text:span><text:span text:style-name="T6">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</text:span><text:span text:style-name="T6">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5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</text:span><text:span text:style-name="T6">Mobile device</text:span></text:p>
            <text:p><text:span text:style-name="T6">- Access to Dashboard </text:span><text:span text:style-name="T6">application</text:span></text:p>
            <text:p><text:span text:style-name="T6">- Open [Gadget </text:span><text:span text:style-name="T6">Registry] Dashboard</text:span></text:p>
            <text:p><text:span text:style-name="T6">- Double click on </text:span><text:span text:style-name="T6">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ADR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</text:span><text:span text:style-name="T6">PC</text:span></text:p>
            <text:p><text:span text:style-name="T6">- Go to Dashboard </text:span><text:span text:style-name="T6">page</text:span></text:p>
            <text:p><text:span text:style-name="T6">- Add Dashboard tab </text:span><text:span text:style-name="T6">with name is </text:span><text:span text:style-name="T6">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6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</text:span><text:span text:style-name="T6">Mobile device</text:span></text:p>
            <text:p><text:span text:style-name="T6">- Access to Dashboard </text:span><text:span text:style-name="T6">application</text:span></text:p>
            <text:p><text:span text:style-name="T6">- Open [Developer] </text:span><text:span text:style-name="T6">Dashboard</text:span></text:p>
            <text:p><text:span text:style-name="T6">- Double click on </text:span><text:span text:style-name="T6">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ADR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</text:span><text:span text:style-name="T6">PC</text:span></text:p>
            <text:p><text:span text:style-name="T6">- Go to Dashboard </text:span><text:span text:style-name="T6">page</text:span></text:p>
            <text:p><text:span text:style-name="T6">- Add Dashboard tab </text:span><text:span text:style-name="T6">with name is </text:span><text:span text:style-name="T6">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</text:span><text:span text:style-name="T6">Mobile device</text:span></text:p>
            <text:p><text:span text:style-name="T6">- Access to Dashboard </text:span><text:span text:style-name="T6">application</text:span></text:p>
            <text:p><text:span text:style-name="T6">- Open [Marketing] </text:span><text:span text:style-name="T6">Dashboard</text:span></text:p>
            <text:p><text:span text:style-name="T6">- Double click on </text:span><text:span text:style-name="T6">gadget that you want to </text:span><text:span text:style-name="T6">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5"/>
          <table:table-cell table:style-name="ce142"/>
          <table:table-cell table:style-name="ce47"/>
          <table:table-cell table:style-name="ce45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3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5"/>
          <table:table-cell table:style-name="ce142"/>
          <table:table-cell table:style-name="ce4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8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8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8" table:number-rows-repeated="10">
          <table:table-cell table:style-name="ce115" table:number-columns-repeated="256"/>
          <table:table-cell table:number-columns-repeated="768"/>
        </table:table-row>
        <table:table-row table:style-name="ro18" table:number-rows-repeated="104843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ummary_Report" table:style-name="ta1" table:print="false"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22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3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4">
          <table:table-cell table:style-name="ce41" office:value-type="string">
            <text:p>USR_MOB_ADR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0">
          <table:table-cell table:style-name="ce41" office:value-type="string">
            <text:p>USR_MOB_ADR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ADR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ADR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8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3T18:04:12</dc:date>
    <meta:print-date>2008-06-17T00:45:47</meta:print-date>
    <dc:language>en-US</dc:language>
    <meta:editing-cycles>803</meta:editing-cycles>
    <meta:editing-duration>P14DT4H51M15S</meta:editing-duration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